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break-before="page"/>
    </style:style>
    <style:style style:name="P2" style:family="paragraph" style:parent-style-name="Heading_20_1" style:master-page-name="MP0">
      <style:paragraph-properties style:page-number="auto"/>
    </style:style>
    <style:style style:name="P3" style:family="paragraph" style:parent-style-name="Normal">
      <style:paragraph-properties fo:margin-left="0cm" fo:margin-right="0cm" fo:text-indent="0.635cm" style:auto-text-indent="false"/>
      <style:text-properties officeooo:paragraph-rsid="00022ea7"/>
    </style:style>
    <style:style style:name="T1" style:family="text">
      <style:text-properties fo:language="fr" fo:country="F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22ea7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-start text:name="bookmark0"/><text:span text:style-name="Default_20_Paragraph_20_Font"><text:span text:style-name="T1">G</text:span></text:span>ALENI OMNINO VERA EXPERTAQUE PRAESAGITIO.<text:bookmark-end text:name="bookmark0"/></text:h>
      <text:h text:style-name="Heading_20_2" text:outline-level="2"><text:span text:style-name="Default_20_Paragraph_20_Font">cap. I. </text:span></text:h>
      <text:p text:style-name="P3"><text:span text:style-name="Default_20_Paragraph_20_Font"><text:span text:style-name="T4">Qui mortis non modo diem, fed et horam<text:line-break/>voluerit praenoscere , eum spectare oportet quo .maxime<text:line-break/>tempore accessionis plurimum torqueatur aeger. Etenim si<text:line-break/>primo accessionis in</text:span></text:span><text:span text:style-name="Default_20_Paragraph_20_Font"><text:span text:style-name="T3">t</text:span></text:span><text:span text:style-name="Default_20_Paragraph_20_Font"><text:span text:style-name="T4">uitu frigeat impensius ac difficile in-<text:line-break/>lalescat et diu male coloratus permaneat pulfusque par-<text:line-break/>vus fiat fomnumque segniter capiat et comatulus sit aut<text:line-break/>aliquid aliud ejusmodi patiatur; id omne tempus falce-<text:line-break/>ctum maxime, etsi moderatum fuerit; esse debet. At circa<text:line-break/>vigore</text:span></text:span><text:span text:style-name="Default_20_Paragraph_20_Font"><text:span text:style-name="T3">t</text:span></text:span><text:span text:style-name="Default_20_Paragraph_20_Font"><text:span text:style-name="T4">nest dejectum aegrotum delirantem aut anxium vi-</text:span></text:span></text:p>
      <text:p text:style-name="P1"><text:span text:style-name="Default_20_Paragraph_20_Font"><text:span text:style-name="T4">deris febrisque vehementiam minime ferentem plurimum-<text:line-break/>que. exaestuantem et vertiginofum capite dolentem nausea-<text:line-break/>bundum aut tali aliquo vexatum affectu, suspectum id tem-.<text:line-break/>pus tibi esse maxime oportet quamvis accessio.: is princi-<text:line-break/>pium et vigor sint mediocria. Verum circa vigoris re-<text:line-break/>missionem si animi defectiones et sudores inaequales aut<text:line-break/>frigidos circa caput aut pectus afferat et pulsus imbecilles -<text:line-break/>ac parvos efficiat aut alia hisce similia, hoc maxime tem-<text:line-break/>pus debet esse suspectum. Atque si hoc definitum fuerit<text:line-break/>mortis diem dicere pon erit amplius difficile. Nam se-<text:line-break/>cunda die si contingat accessionem , vehementiorem esse<text:line-break/>prima, tertia vel quiuta, mortem </text:span></text:span><text:span text:style-name="Default_20_Paragraph_20_Font"><text:span text:style-name="T3">t</text:span></text:span><text:span text:style-name="Default_20_Paragraph_20_Font"><text:span text:style-name="T4">exta die sutorum in-<text:line-break/>dicabit.</text:span></text:span></text:p>
      <text:h text:style-name="Heading_20_2" text:outline-level="2"><text:span text:style-name="Default_20_Paragraph_20_Font">Cap.H. </text:span></text:h>
      <text:p text:style-name="P3"><text:span text:style-name="Default_20_Paragraph_20_Font"><text:span text:style-name="T4">Ex quinque aut propter convenientis ma-<text:line-break/>terrae additionem aut propter motum vel propter estri-<text:line-break/>ctionemvel propter putredinem aut propter viciniam al-<text:line-break/>tersus calidi. - Atque ob additionem quidem , ut quum ei<text:line-break/>quod .emper-mentum nactum est calidum-; veluti piper,</text:span></text:span></text:p>
      <text:p text:style-name="P1"><text:span text:style-name="Default_20_Paragraph_20_Font"><text:span text:style-name="T4">sinapi, allium et his similia oblata fuerint et horum qua-<text:line-break/>litas in cor distributa calorem in eo nativum inflammabit<text:line-break/>et febrem accendet. Propter motum autem dupliciter, is<text:line-break/>enim vet animi veI corporis est; animi quidem ut in ira<text:line-break/>et sollicitudine; corporis autem ut in immodico labore.<text:line-break/>Propter adstrictionem autem quum ob lentorem aut crassi-<text:line-break/>tiem quandam inaruerint et obstructi fuerint insensibiles<text:line-break/>corporis meatus aut extrema vastorum vel in diffiatione<text:line-break/>ejus quod est in profundo, febris est accensa. ob putre-<text:line-break/>dinem ut quum fubjecta. redundansque materia, in pro-<text:line-break/>fuudo putruerit atque in cor distributa febrem accenderit.<text:line-break/>Propter viuiniam autem alterius calidi, veluti quum in fo-<text:line-break/>lis ardore caput exaestuasverri maximeque plerus retisur—<text:line-break/>mis atque per arterias calor in cor distributus febrem<text:line-break/>-ccenderit.</text:span></text:span></text:p>
      <text:h text:style-name="Heading_20_2" text:outline-level="2"><text:span text:style-name="Default_20_Paragraph_20_Font">Cap. HI. </text:span></text:h>
      <text:p text:style-name="P3"><text:span text:style-name="Default_20_Paragraph_20_Font"><text:span text:style-name="T4">Invadentis febris signa funt oscitationes,<text:line-break/>horrores, pandiculationes sive animi concitationes, nau-.<text:line-break/>reae, delationes in somnum, tussicula </text:span></text:span><text:span text:style-name="Default_20_Paragraph_20_Font"><text:span text:style-name="T3">t</text:span></text:span><text:span text:style-name="Default_20_Paragraph_20_Font"><text:span text:style-name="T4">ubnspera, extremo-</text:span></text:span></text:p>
      <text:p text:style-name="P1"><text:span text:style-name="Default_20_Paragraph_20_Font"><text:span text:style-name="T3">s</text:span></text:span><text:span text:style-name="Default_20_Paragraph_20_Font"><text:span text:style-name="T4">um persrigerationes atque haec funt extrinfeca signa. A<text:line-break/>pulsibus autem ex parvitate et inaequalitate cognoscitur<text:line-break/>quod reliquum est. Ac in accessione quidem ipsius pulsus<text:line-break/>systole magis urget cum inaequalitate quadam ac parvitate;<text:line-break/>at in ipso incremento fere sunt pessimi aucta diastole ad<text:line-break/>perfectum usque vigorem, calore autem intenso primum<text:line-break/>magnitudo augetur, deinde et celeritas assumitur. Nam<text:line-break/>quum sufficienter febris accensa fuerit magnos simul et<text:line-break/>celeres pulsus efficit su sin autem impensius etiam -crebros<text:line-break/>quo nempe modo ante febres fiunt oscitationes? Oscitant<text:line-break/>ante febres aegri ob concussionem et vim ipsus intendens<text:line-break/>tem. Nam quemadmodum ex lebetibus vapor multus at-<text:line-break/>tollitur, fervente in ipsis aqua, ita etiam et ex iis quae<text:line-break/>sunt intra corpus vapor emissus intendit et concutit ac<text:line-break/>evertit corporis mufculos ; solent namque nervi tepefacti<text:line-break/>desidere atque ita fiunt oscitationes.</text:span></text:span></text:p>
      <text:h text:style-name="Heading_20_2" text:outline-level="2"><text:span text:style-name="Default_20_Paragraph_20_Font">Cap. IV. </text:span></text:h>
      <text:p text:style-name="P3"><text:span text:style-name="Default_20_Paragraph_20_Font"><text:span text:style-name="T4">quando venae implentur et intumescunt</text:span></text:span></text:p>
      <text:p text:style-name="P1"><text:span text:style-name="Default_20_Paragraph_20_Font"><text:span text:style-name="T4">a flati o us interfectae capitis dolores luserunt, ri ac ten-<text:line-break/>sione flatuum .intus immissorum. Febrem vero per sudo-<text:line-break/>res iri solutum cognoscemus ex eo quod morbus maxime<text:line-break/>sit accensus, quemadmodum qui caussis appellatur. Bilio-<text:line-break/>ius namque morbus f s est qui quando movendo: est vehe- .<text:line-break/>menter rigorem efficit; ac proinde si suppressa fuerit al-<text:line-break/>vus urinave, proxima quum fuerit crisis, rigor erit exspe-<text:line-break/>nandus, sin utriusque facta fuerit suppressio neque adsit<text:line-break/>vomitus aut fluxus sanguinis, sudor necessario futurus est<text:line-break/>plurimus magisque quum aegri prociderint augescente ac-<text:line-break/>cessione atque ea .de causa facti fuerint calidiores aut<text:line-break/>quispiam calidus e corpore halitus exipiret qualis antea<text:line-break/>non fuerit in recenter lavatis. Pulsus. magni alti et cele-<text:line-break/>res atque in diastolen magis properantes, ac veluti undosi,<text:line-break/>quum arteriae tunica mollis appareat et humida, .totius<text:line-break/>vero corporis pruriens superficies ac mollis et quibusdam</text:span></text:span></text:p>
      <text:p text:style-name="P1"><text:span text:style-name="Default_20_Paragraph_20_Font"><text:span text:style-name="T4">horis rubescens; atque haec in accessione critica coutin-<text:line-break/>gnnt praeeunte coctione, ac t, e critico bono salubrium<text:line-break/>ac morbos solventium sudorum signa comparebunt ; mani-<text:line-break/>festum vero est calidum esse moderate debere sudorem qui<text:line-break/>morbum soluturus est, ac per omne corpus diffusum et<text:line-break/>juxta rationem Levantem alacrioremque hominem redden-<text:line-break/>tem. At frigidi sonores dum acuta febre erumpentes mor-<text:line-break/>tem; cum mitiore vero morbi longitudinem significant.<text:line-break/>Sudores febricitantium boni si incipiant, tertio die, quinto<text:line-break/>et septimo et nono et undecimo et quart</text:span></text:span><text:span text:style-name="Default_20_Paragraph_20_Font"><text:span text:style-name="T3">a</text:span></text:span><text:span text:style-name="Default_20_Paragraph_20_Font"><text:span text:style-name="T4">decim</text:span></text:span><text:span text:style-name="Default_20_Paragraph_20_Font"><text:span text:style-name="T3">a</text:span></text:span><text:span text:style-name="Default_20_Paragraph_20_Font"><text:span text:style-name="T4"> et vi-<text:line-break/>gesimofeptimo et trioesimoquarto.; hi namque sudores mor-<text:line-break/>bos judicant ; qui vero ejusmodi non fuerint, dolorem<text:line-break/>significant morbi longitudinem et recidivam; qua autem in<text:line-break/>parte corporis suerit sudor, in ea. morbum esse dicito; et<text:line-break/>qua in parte corporis fuerit frigus aut calor, in ea mor-<text:line-break/>bus, et quum in toto corpore mutatio, ac si corpus refri-<text:line-break/>geretur, ac statim incalescat aut color ex alio alius gene-<text:line-break/>retur, morbi longitudinem significa.. Sudor erumpens ex</text:span></text:span></text:p>
      <text:p text:style-name="P1"><text:span text:style-name="Default_20_Paragraph_20_Font"><text:span text:style-name="T4">tomuo sine caufa manifesta cibo corpus uti copiosiore signi-<text:line-break/>ficat; si vero cibum non assumenti id contingat, vacua-<text:line-break/>tione indigere corpora ligium esu Febricitanti fultor su-<text:line-break/>perveniens nec solvens febrem malum. Prorogatur .enim<text:line-break/>morbus et copiosiorem significat humorem. -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18a</dc:title>
    <dc:subject/>
    <meta:initial-creator>Galien</meta:initial-creator>
    <meta:creation-date>2023-01-16T15:07:00Z</meta:creation-date>
    <dc:date>2023-01-16T16:09:57.192000000</dc:date>
    <meta:editing-cycles>3</meta:editing-cycles>
    <meta:editing-duration>PT39S</meta:editing-duration>
    <meta:document-statistic meta:table-count="0" meta:image-count="0" meta:object-count="0" meta:page-count="7" meta:paragraph-count="15" meta:word-count="837" meta:character-count="5623" meta:non-whitespace-character-count="4797"/>
    <meta:template xlink:type="simple" xlink:actuate="onRequest" xlink:title="" xlink:href="Normal.dotm"/>
  </office:meta>
</office:document-meta>
</file>